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F0000000FD17666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list-style-name="WW8Num1">
      <style:text-properties officeooo:paragraph-rsid="0004e5e8"/>
    </style:style>
    <style:style style:name="P3" style:family="paragraph" style:parent-style-name="Standard" style:list-style-name="WW8Num1">
      <style:text-properties officeooo:paragraph-rsid="000a2e53"/>
    </style:style>
    <style:style style:name="P4" style:family="paragraph" style:parent-style-name="Standard">
      <style:text-properties text:display="none"/>
    </style:style>
    <style:style style:name="P5" style:family="paragraph" style:parent-style-name="Standard" style:list-style-name="WW8Num1">
      <style:text-properties officeooo:rsid="000a2e53" officeooo:paragraph-rsid="000a2e53"/>
    </style:style>
    <style:style style:name="P6" style:family="paragraph" style:parent-style-name="Standard">
      <style:paragraph-properties fo:margin-left="0.635cm" fo:margin-right="0cm" fo:text-indent="0cm" style:auto-text-indent="false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8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  <style:text-properties fo:font-weight="bold" style:font-weight-asian="bold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Wingdings"/>
    </style:style>
    <style:style style:name="T3" style:family="text">
      <style:text-properties officeooo:rsid="0003155f"/>
    </style:style>
    <style:style style:name="T4" style:family="text">
      <style:text-properties officeooo:rsid="0004e5e8"/>
    </style:style>
    <style:style style:name="T5" style:family="text">
      <style:text-properties officeooo:rsid="00066947"/>
    </style:style>
    <style:style style:name="T6" style:family="text">
      <style:text-properties officeooo:rsid="00085408"/>
    </style:style>
    <style:style style:name="T7" style:family="text">
      <style:text-properties officeooo:rsid="000a2e53"/>
    </style:style>
    <style:style style:name="T8" style:family="text">
      <style:text-properties officeooo:rsid="000b32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1">LINUX LAB- 1 ASSIGNMENT</text:span></text:p>
      <text:p text:style-name="P6"/>
      <text:p text:style-name="P6"/>
      <text:list xml:id="list1716778154254656753" text:style-name="WW8Num1">
        <text:list-item>
          <text:p text:style-name="P1">Login as guest (password is guest123) <text:s text:c="3"/><text:span text:style-name="T3">su rishita</text:span></text:p>
        </text:list-item>
        <text:list-item>
          <text:p text:style-name="P1">Find the present Directory →<text:span text:style-name="T3"> pwd</text:span></text:p>
        </text:list-item>
        <text:list-item>
          <text:p text:style-name="P1">Write the / directory structure →<text:span text:style-name="T3"> <text:s/>tree</text:span></text:p>
        </text:list-item>
        <text:list-item>
          <text:p text:style-name="P1">Write a few commands available in /bin and /sbin directory <text:span text:style-name="T3">chmod, cat for bin and <text:s text:c="2"/></text:span></text:p>
        </text:list-item>
        <text:list-item>
          <text:p text:style-name="P2">Find the guest directory-<text:span text:style-name="T4">&gt; locate guest|grep/guest$</text:span></text:p>
        </text:list-item>
        <text:list-item>
          <text:p text:style-name="P1">Write the permissions of guest directory-<text:span text:style-name="T4">&gt;ls -la </text:span></text:p>
        </text:list-item>
        <text:list-item>
          <text:p text:style-name="P1">Create a new Directory test in guest directory-<text:span text:style-name="T3">&gt;</text:span> <text:span text:style-name="T3">mkdir test </text:span></text:p>
        </text:list-item>
        <text:list-item>
          <text:p text:style-name="P1">Write the permissions of test directory-<text:span text:style-name="T4">&gt;ls -la</text:span></text:p>
        </text:list-item>
        <text:list-item>
          <text:p text:style-name="P1">Copy the file /etc/resolv.conf in test directory <text:span text:style-name="T4">cp /etc/resolv.conf <text:s/>test</text:span></text:p>
        </text:list-item>
        <text:list-item>
          <text:p text:style-name="P1">Rename the test directory to testing-<text:span text:style-name="T5">&gt; mv test testing</text:span></text:p>
          <text:p text:style-name="P1"><text:span text:style-name="T3">l</text:span>Delete the testing directory-<text:span text:style-name="T5">&gt; rm -rf testing</text:span></text:p>
        </text:list-item>
        <text:list-item>
          <text:p text:style-name="P1">Change the permissions of guest directory to 775-<text:span text:style-name="T5">&gt; chmod 775 guest</text:span></text:p>
        </text:list-item>
        <text:list-item>
          <text:p text:style-name="P1">Change the permissions of /tmp directory to 700-<text:span text:style-name="T5">&gt; sudo chmod 700 /home/tmp</text:span></text:p>
        </text:list-item>
        <text:list-item>
          <text:p text:style-name="P1">Login as root user-<text:span text:style-name="T5">&gt; sudo -s; sudo root </text:span></text:p>
        </text:list-item>
        <text:list-item>
          <text:p text:style-name="P1">Change the permissions of guest directory to 700-<text:span text:style-name="T6">&gt; chmod 700 guest</text:span></text:p>
        </text:list-item>
        <text:list-item>
          <text:p text:style-name="P3">The location of kernel files in Unix File System is /boot and by looking at the kernel file, write the kernel version you are using in your system.-<text:span text:style-name="T7">&gt;</text:span> <text:span text:style-name="T7">3.13.0-32-generic</text:span></text:p>
        </text:list-item>
        <text:list-item>
          <text:p text:style-name="P1">Login as guest-<text:span text:style-name="T7">&gt; su anmol</text:span></text:p>
        </text:list-item>
        <text:list-item>
          <text:p text:style-name="P1">Change directory to /-<text:span text:style-name="T7">&gt; cd /</text:span></text:p>
        </text:list-item>
        <text:list-item>
          <text:p text:style-name="P1">List the contents of /home directory</text:p>
          <text:p text:style-name="P5">anmol</text:p>
        </text:list-item>
        <text:list-item>
          <text:p text:style-name="P1">Find the group to which guest belongs-<text:span text:style-name="T7">&gt; groups</text:span></text:p>
        </text:list-item>
        <text:list-item>
          <text:p text:style-name="P1">Create a file sidbi in the home area of guest (hint: use touch command)-<text:span text:style-name="T7">&gt; touch sidbi</text:span></text:p>
        </text:list-item>
        <text:list-item>
          <text:p text:style-name="P1">Find the permissions of the file sidbi-<text:span text:style-name="T7">&gt; ls -la</text:span></text:p>
        </text:list-item>
        <text:list-item>
          <text:p text:style-name="P1">Find the inode number of file sidbi (hint: ls –li)-<text:span text:style-name="T7">&gt;</text:span> <text:span text:style-name="T7">ls -i /home/guest/sidbi</text:span></text:p>
        </text:list-item>
        <text:list-item>
          <text:p text:style-name="P1">Copy the file sidbi to sidbi1-<text:span text:style-name="T7">&gt; cp sidbi sidbi1</text:span></text:p>
        </text:list-item>
        <text:list-item>
          <text:p text:style-name="P1">Find the inode number of file sidbi1 (hint: ls –li) <text:span text:style-name="T7">ls -li /home/guest/sidbi1</text:span></text:p>
        </text:list-item>
        <text:list-item>
          <text:p text:style-name="P1">Move the file sidbi to sidbi2-<text:span text:style-name="T7">&gt; mv sidbi sidbi2</text:span></text:p>
        </text:list-item>
        <text:list-item>
          <text:p text:style-name="P1">Find the inode number of file sidbi2 (hint: ls –li)-<text:span text:style-name="T7">&gt; ls -li </text:span></text:p>
        </text:list-item>
        <text:list-item>
          <text:p text:style-name="P1">Move sidbi2 to sidbi-<text:span text:style-name="T8">&gt; mv sidbi2 sidbi</text:span></text:p>
        </text:list-item>
        <text:list-item>
          <text:p text:style-name="P1">Login as root-<text:span text:style-name="T8">&gt; </text:span></text:p>
        </text:list-item>
        <text:list-item>
          <text:p text:style-name="P1">Create a new user guest1 with same group as guest (hint: use GUI tool Applications<text:span text:style-name="T2"></text:span>System Settings<text:span text:style-name="T2"></text:span> Users and Groups)[More on this later in the course]</text:p>
        </text:list-item>
        <text:list-item>
          <text:p text:style-name="P1">Create a new user guest2 with a different group than the group of guest (hint: use GUI tool Applications<text:span text:style-name="T2"></text:span>System Settings<text:span text:style-name="T2"></text:span> Users and Groups)</text:p>
        </text:list-item>
        <text:list-item>
          <text:p text:style-name="P1">Find, what permissions should the file sidbi have, so that both guest1 and guest2 can write into this file.</text:p>
        </text:list-item>
      </text:list>
      <text:p text:style-name="P9"/>
      <text:p text:style-name="P9"><text:soft-page-break/>Home work : <text:s/>Linux installation <text:s/>step by step . Prefer manual installation to get deep understanding. </text:p>
      <text:p text:style-name="P9"/>
      <text:p text:style-name="P9">Guest login is presumed. Students may work in their individual logins. </text:p>
      <text:p text:style-name="P9">Step 29 to 32 are based on your student access rights policy. Otherwise it may be followed on your personal laptops. </text:p>
      <text:p text:style-name="P4"><text:bookmark-start text:name="_PictureBullets"/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MS Mincho" style:font-family-asian="'MS Mincho', 'ＭＳ 明朝'" style:font-family-generic-asian="modern" style:font-size-asian="12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image text:level="2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6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7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8.89cm" fo:text-indent="-0.635cm" fo:margin-left="8.89cm"/>
        </style:list-level-properties>
      </text:list-level-style-image>
      <text:list-level-style-image text:level="8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0.16cm" fo:text-indent="-0.635cm" fo:margin-left="10.16cm"/>
        </style:list-level-properties>
      </text:list-level-style-image>
      <text:list-level-style-image text:level="9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1.43cm" fo:text-indent="-0.635cm" fo:margin-left="11.43cm"/>
        </style:list-level-properties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image text:level="1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6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7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8.89cm" fo:text-indent="-0.635cm" fo:margin-left="8.89cm"/>
        </style:list-level-properties>
      </text:list-level-style-image>
      <text:list-level-style-image text:level="8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0.16cm" fo:text-indent="-0.635cm" fo:margin-left="10.16cm"/>
        </style:list-level-properties>
      </text:list-level-style-image>
      <text:list-level-style-image text:level="9" xlink:href="Pictures/100002000000000F0000000FD176663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1.43cm" fo:text-indent="-0.635cm" fo:margin-left="11.43cm"/>
        </style:list-level-properties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Mr.Navpreet Singh</meta:initial-creator>
    <meta:creation-date>1999-01-03T06:51:00</meta:creation-date>
    <dc:date>2015-01-16T16:54:38.656577996</dc:date>
    <meta:print-date>2006-02-20T04:39:00</meta:print-date>
    <meta:editing-cycles>17</meta:editing-cycles>
    <meta:editing-duration>P4DT20H12M</meta:editing-duration>
    <meta:document-statistic meta:table-count="0" meta:image-count="0" meta:object-count="0" meta:page-count="2" meta:paragraph-count="37" meta:word-count="436" meta:character-count="2429" meta:non-whitespace-character-count="2048"/>
    <meta:generator>LibreOffice/4.2.4.2$Linux_X86_64 LibreOffice_project/420m0$Build-2</meta:generator>
  </office:meta>
</office:document-meta>
</file>